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1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25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61cm" fo:min-width="2.72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2.535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3.575cm" style:use-optimal-column-width="false"/>
    </style:style>
    <style:style style:name="co4" style:family="table-column">
      <style:table-column-properties style:column-width="2.797cm" style:use-optimal-column-width="false"/>
    </style:style>
    <style:style style:name="co5" style:family="table-column">
      <style:table-column-properties style:column-width="3.238cm" style:use-optimal-column-width="false"/>
    </style:style>
    <style:style style:name="co6" style:family="table-column">
      <style:table-column-properties style:column-width="3.199cm" style:use-optimal-column-width="false"/>
    </style:style>
    <style:style style:name="co7" style:family="table-column">
      <style:table-column-properties style:column-width="2.686cm" style:use-optimal-column-width="false"/>
    </style:style>
    <style:style style:name="co8" style:family="table-column">
      <style:table-column-properties style:column-width="4.297cm" style:use-optimal-column-width="false"/>
    </style:style>
    <style:style style:name="co9" style:family="table-column">
      <style:table-column-properties style:column-width="4.309cm" style:use-optimal-column-width="false"/>
    </style:style>
    <style:style style:name="co10" style:family="table-column">
      <style:table-column-properties style:column-width="3.524cm" style:use-optimal-column-width="false"/>
    </style:style>
    <style:style style:name="co11" style:family="table-column">
      <style:table-column-properties style:column-width="3.527cm" style:use-optimal-column-width="false"/>
    </style:style>
    <style:style style:name="co12" style:family="table-column">
      <style:table-column-properties style:column-width="2.306cm" style:use-optimal-column-width="false"/>
    </style:style>
    <style:style style:name="co13" style:family="table-column">
      <style:table-column-properties style:column-width="2.307cm" style:use-optimal-column-width="false"/>
    </style:style>
    <style:style style:name="ro1" style:family="table-row">
      <style:table-row-properties style:row-height="1.642cm" style:use-optimal-row-height="false"/>
    </style:style>
    <style:style style:name="ro2" style:family="table-row">
      <style:table-row-properties style:row-height="1.733cm" style:use-optimal-row-height="false"/>
    </style:style>
    <style:style style:name="ro3" style:family="table-row">
      <style:table-row-properties style:row-height="1.734cm" style:use-optimal-row-height="false"/>
    </style:style>
    <style:style style:name="ro4" style:family="table-row">
      <style:table-row-properties style:row-height="0.595cm" style:use-optimal-row-height="false"/>
    </style:style>
    <style:style style:name="ro5" style:family="table-row">
      <style:table-row-properties style:row-height="2.045cm" style:use-optimal-row-height="false"/>
    </style:style>
    <style:style style:name="ro6" style:family="table-row">
      <style:table-row-properties style:row-height="2.157cm" style:use-optimal-row-height="false"/>
    </style:style>
    <style:style style:name="ro7" style:family="table-row">
      <style:table-row-properties style:row-height="2.156cm" style:use-optimal-row-height="false"/>
    </style:style>
    <style:style style:name="ro8" style:family="table-row">
      <style:table-row-properties style:row-height="0.962cm" style:use-optimal-row-height="false"/>
    </style:style>
    <style:style style:name="ce1" style:family="table-cell">
      <style:paragraph-properties fo:text-align="center" fo:border="0.28pt solid #ffffff"/>
    </style:style>
    <style:style style:name="ce2" style:family="table-cell">
      <style:paragraph-properties fo:text-align="center" fo:border="0.28pt solid #ffffff"/>
      <style:text-properties fo:font-size="12pt" style:font-size-asian="12pt" style:font-size-complex="12pt"/>
    </style:style>
    <style:style style:name="ce3" style:family="table-cell">
      <style:paragraph-properties fo:text-align="center" fo:border="0.28pt solid #ffffff"/>
      <style:text-properties fo:font-size="10pt" style:font-size-asian="10pt" style:font-size-complex="10pt"/>
    </style:style>
    <style:style style:name="ce4" style:family="table-cell">
      <style:paragraph-properties fo:text-align="center" fo:border="0.28pt solid #ffffff"/>
      <style:text-properties fo:color="#00a933" loext:opacity="100%" fo:background-color="transparent"/>
    </style:style>
    <style:style style:name="ce5" style:family="table-cell">
      <style:paragraph-properties fo:text-align="center" fo:border="0.28pt solid #ffffff"/>
      <style:text-properties fo:color="#00a933" loext:opacity="100%"/>
    </style:style>
    <style:style style:name="ce6" style:family="table-cell">
      <style:paragraph-properties fo:text-align="center" fo:border="0.28pt solid #ffffff"/>
      <style:text-properties fo:color="#ff0000" loext:opacity="100%"/>
    </style:style>
    <style:style style:name="ce7" style:family="table-cell">
      <style:paragraph-properties fo:text-align="center" fo:border="0.28pt solid #ffffff"/>
      <style:text-properties fo:color="#ffff00" loext:opacity="100%"/>
    </style:style>
    <style:style style:name="ce8" style:family="table-cell">
      <style:paragraph-properties fo:text-align="center" fo:border="0.28pt solid #ffffff"/>
      <style:text-properties fo:color="#ff860d" loext:opacity="10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color="#00a933" loext:opacity="100%" fo:background-color="transparent"/>
    </style:style>
    <style:style style:name="P8" style:family="paragraph">
      <style:paragraph-properties fo:text-align="center"/>
      <style:text-properties fo:color="#00a933" loext:opacity="100%"/>
    </style:style>
    <style:style style:name="P9" style:family="paragraph">
      <style:paragraph-properties fo:text-align="center"/>
      <style:text-properties fo:color="#ff0000" loext:opacity="100%"/>
    </style:style>
    <style:style style:name="P10" style:family="paragraph">
      <style:paragraph-properties fo:text-align="center"/>
      <style:text-properties fo:color="#ffff00" loext:opacity="100%"/>
    </style:style>
    <style:style style:name="P11" style:family="paragraph">
      <style:paragraph-properties fo:text-align="center"/>
      <style:text-properties fo:color="#ff860d" loext:opacity="100%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font-name="Liberation Sans1" fo:font-size="10pt" style:letter-kerning="true" style:font-name-asian="Noto Sans CJK SC" style:font-size-asian="10pt" style:font-name-complex="Noto Sans Devanagari" style:font-size-complex="10pt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8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9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10" style:family="text">
      <style:text-properties style:font-name="Liberation Sans" fo:font-size="40pt" style:font-name-asian="Liberation Sans" style:font-size-asian="40pt" style:font-name-complex="Liberation Sans" style:font-size-complex="40pt"/>
    </style:style>
    <style:style style:name="T11" style:family="text">
      <style:text-properties style:font-name="Liberation Sans" fo:font-size="21pt" style:font-name-asian="Liberation Sans" style:font-size-asian="21pt" style:font-name-complex="Liberation Sans" style:font-size-complex="21pt"/>
    </style:style>
    <style:style style:name="T12" style:family="text">
      <style:text-properties fo:color="#00a933" loext:opacity="100%" fo:background-color="transparent"/>
    </style:style>
    <style:style style:name="T13" style:family="text">
      <style:text-properties fo:color="#00a933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ffff00" loext:opacity="100%"/>
    </style:style>
    <style:style style:name="T16" style:family="text">
      <style:text-properties fo:color="#ff860d" loext:opacity="100%"/>
    </style:style>
    <style:style style:name="T17" style:family="text">
      <style:text-properties style:font-name="Liberation Serif" fo:font-size="32pt" style:font-name-asian="Liberation Serif" style:font-size-asian="32pt" style:font-name-complex="Liberation Serif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156cm" svg:height="0.962cm" svg:x="7.36cm" svg:y="8.89cm">
          <draw:text-box>
            <text:p>Lecture 10 : Karnaugh Map for four variabl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Karnaugh Map For Three Variables</text:p>
          </draw:text-box>
        </draw:frame>
        <draw:frame draw:style-name="gr3" draw:layer="layout" svg:width="14.098cm" svg:height="8.576cm" svg:x="6.993cm" svg:y="3.9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B\CD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>
                <text:p text:style-name="P3">m<text:span text:style-name="T1">0</text:span></text:p>
              </table:table-cell>
              <table:table-cell>
                <text:p text:style-name="P3">m<text:span text:style-name="T1">1</text:span></text:p>
              </table:table-cell>
              <table:table-cell>
                <text:p text:style-name="P3">m<text:span text:style-name="T1">3</text:span></text:p>
              </table:table-cell>
              <table:table-cell>
                <text:p text:style-name="P3">m<text:span text:style-name="T1">2</text:span></text:p>
              </table:table-cell>
            </table:table-row>
            <table:table-row table:style-name="ro3" table:default-cell-style-name="ce1">
              <table:table-cell>
                <text:p text:style-name="P3">01</text:p>
              </table:table-cell>
              <table:table-cell>
                <text:p text:style-name="P3">m<text:span text:style-name="T1">4</text:span></text:p>
              </table:table-cell>
              <table:table-cell>
                <text:p text:style-name="P3">m<text:span text:style-name="T1">5</text:span></text:p>
              </table:table-cell>
              <table:table-cell>
                <text:p text:style-name="P3">m<text:span text:style-name="T1">7</text:span></text:p>
              </table:table-cell>
              <table:table-cell>
                <text:p text:style-name="P3">m<text:span text:style-name="T1">6</text:span></text:p>
              </table:table-cell>
            </table:table-row>
            <table:table-row table:style-name="ro3" table:default-cell-style-name="ce1">
              <table:table-cell>
                <text:p text:style-name="P3">11</text:p>
              </table:table-cell>
              <table:table-cell>
                <text:p text:style-name="P3">m<text:span text:style-name="T1">12</text:span></text:p>
              </table:table-cell>
              <table:table-cell>
                <text:p text:style-name="P3">m<text:span text:style-name="T1">13</text:span></text:p>
              </table:table-cell>
              <table:table-cell>
                <text:p text:style-name="P3">m<text:span text:style-name="T1">15</text:span></text:p>
              </table:table-cell>
              <table:table-cell>
                <text:p text:style-name="P3">m<text:span text:style-name="T1">14</text:span></text:p>
              </table:table-cell>
            </table:table-row>
            <table:table-row table:style-name="ro3" table:default-cell-style-name="ce1">
              <table:table-cell>
                <text:p text:style-name="P3">10</text:p>
              </table:table-cell>
              <table:table-cell>
                <text:p text:style-name="P3">m<text:span text:style-name="T1">8</text:span></text:p>
              </table:table-cell>
              <table:table-cell>
                <text:p text:style-name="P3">m<text:span text:style-name="T1">9</text:span></text:p>
              </table:table-cell>
              <table:table-cell>
                <text:p text:style-name="P3">m<text:span text:style-name="T1">11</text:span></text:p>
              </table:table-cell>
              <table:table-cell>
                <text:p text:style-name="P3">m<text:span text:style-name="T1">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7.6cm" svg:height="2.751cm" svg:x="0.4cm" svg:y="0cm" presentation:class="title" presentation:user-transformed="true">
          <draw:text-box>
            <text:p>Max and minterms for four variables</text:p>
          </draw:text-box>
        </draw:frame>
        <draw:frame draw:style-name="gr3" draw:layer="layout" svg:width="19.069cm" svg:height="10.194cm" svg:x="4.195cm" svg:y="2.47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>
                <text:p text:style-name="P4"><text:span text:style-name="T2">Maxterm</text:span></text:p>
              </table:table-cell>
              <table:table-cell>
                <text:p text:style-name="P4"><text:span text:style-name="T2">Minterm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B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D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0 = A+B+C+D</text:span></text:p>
              </table:table-cell>
              <table:table-cell>
                <text:p text:style-name="P5"><text:span text:style-name="T3">m0 = A’B’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 = A+B+C+D’</text:span></text:p>
              </table:table-cell>
              <table:table-cell>
                <text:p text:style-name="P5"><text:span text:style-name="T3">m1 = A’B’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2 = A+B+C’+D</text:span></text:p>
              </table:table-cell>
              <table:table-cell>
                <text:p text:style-name="P5"><text:span text:style-name="T3">m2 = A’B’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3 = A+B+C’+D’</text:span></text:p>
              </table:table-cell>
              <table:table-cell>
                <text:p text:style-name="P5"><text:span text:style-name="T3">m3 = A’B’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4 = A+B’+C+D</text:span></text:p>
              </table:table-cell>
              <table:table-cell>
                <text:p text:style-name="P5"><text:span text:style-name="T3">m4 = A’BC’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5 = A+B’+C+D’</text:span></text:p>
              </table:table-cell>
              <table:table-cell>
                <text:p text:style-name="P5"><text:span text:style-name="T4">m5 = </text:span><text:span text:style-name="T3">A’BC’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6 = A+B’+C’+D</text:span></text:p>
              </table:table-cell>
              <table:table-cell>
                <text:p text:style-name="P5"><text:span text:style-name="T3">m6 = A’BCD’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7 = A+B’+C’+D’</text:span></text:p>
              </table:table-cell>
              <table:table-cell>
                <text:p text:style-name="P5"><text:span text:style-name="T3">m7 = A’BCD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8 = A’+B+C+D</text:span></text:p>
              </table:table-cell>
              <table:table-cell>
                <text:p text:style-name="P5"><text:span text:style-name="T3">m8 = AB’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9 = A’+B+C+D’</text:span></text:p>
              </table:table-cell>
              <table:table-cell>
                <text:p text:style-name="P5"><text:span text:style-name="T3">m9 = AB’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0 = A’+B+C’+D</text:span></text:p>
              </table:table-cell>
              <table:table-cell>
                <text:p text:style-name="P5"><text:span text:style-name="T3">m10 = AB’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1 = A’+B+C’+D’</text:span></text:p>
              </table:table-cell>
              <table:table-cell>
                <text:p text:style-name="P5"><text:span text:style-name="T3">m11 = AB’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2 = A’+B’+C+D</text:span></text:p>
              </table:table-cell>
              <table:table-cell>
                <text:p text:style-name="P5"><text:span text:style-name="T3">m12 = ABC’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3 = A’+B’+C+D’</text:span></text:p>
              </table:table-cell>
              <table:table-cell>
                <text:p text:style-name="P5"><text:span text:style-name="T4">m13 = </text:span><text:span text:style-name="T3">ABC’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4 = A’+B’+C’+D</text:span></text:p>
              </table:table-cell>
              <table:table-cell>
                <text:p text:style-name="P5"><text:span text:style-name="T3">m14 = ABCD’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M15 = A’+B’+C’+D’</text:span></text:p>
              </table:table-cell>
              <table:table-cell>
                <text:p text:style-name="P5"><text:span text:style-name="T3">m15 = ABCD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4" draw:text-style-name="P1" draw:layer="layout" svg:width="14.283cm" svg:height="0.962cm" svg:x="6.109cm" svg:y="2.528cm">
          <draw:text-box>
            <text:p>F = A’B’CD + AB’CD’ + A’BC’D + ABC’D’ + ABCD’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actice</text:p>
          </draw:text-box>
        </draw:frame>
        <draw:frame draw:style-name="gr5" draw:text-style-name="P1" draw:layer="layout" svg:width="20.228cm" svg:height="0.962cm" svg:x="3.509cm" svg:y="2.528cm">
          <draw:text-box>
            <text:p>F = (A+B+C+D) (A’+B+C’+D’) (A’+B’+C’+D) (A+B’+C’+D’) (A’+B’+C+D)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3" draw:layer="layout" svg:width="21.496cm" svg:height="10.447cm" svg:x="3.257cm" svg:y="2.27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3"><text:span text:style-name="T5">AB\CD</text:span></text:p>
              </table:table-cell>
              <table:table-cell>
                <text:p text:style-name="P3"><text:span text:style-name="T5">00</text:span></text:p>
              </table:table-cell>
              <table:table-cell>
                <text:p text:style-name="P3"><text:span text:style-name="T5">01</text:span></text:p>
              </table:table-cell>
              <table:table-cell>
                <text:p text:style-name="P3"><text:span text:style-name="T5">11</text:span></text:p>
              </table:table-cell>
              <table:table-cell>
                <text:p text:style-name="P3"><text:span text:style-name="T5">10</text:span></text:p>
              </table:table-cell>
            </table:table-row>
            <table:table-row table:style-name="ro5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3"><text:span text:style-name="T5">11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3"><text:span text:style-name="T5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6" draw:text-style-name="P1" draw:layer="layout" svg:width="11.646cm" svg:height="1.813cm" svg:x="6.937cm" svg:y="2.201cm">
          <draw:text-box>
            <text:p><text:span text:style-name="T6">F</text:span> = <text:span text:style-name="T7">Σ</text:span><text:span text:style-name="T8">m </text:span><text:span text:style-name="T9">(2,3,6,7,8,10,11,13,14)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Reduce</text:p>
          </draw:text-box>
        </draw:frame>
        <draw:frame draw:style-name="gr7" draw:text-style-name="P1" draw:layer="layout" svg:width="8.752cm" svg:height="1.826cm" svg:x="8.637cm" svg:y="2.102cm">
          <draw:text-box>
            <text:p><text:span text:style-name="T6">F</text:span> = <text:span text:style-name="T10">Π</text:span><text:span text:style-name="T11">M</text:span><text:span text:style-name="T8"> </text:span><text:span text:style-name="T9">(4,6,11,14,15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8cm" svg:y="3.83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4">
                <text:p text:style-name="P7"><text:span text:style-name="T12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9"><text:span text:style-name="T14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7">
                <text:p text:style-name="P10"><text:span text:style-name="T15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8">
                <text:p text:style-name="P11"><text:span text:style-name="T16">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4">
                <text:p text:style-name="P7"><text:span text:style-name="T12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9"><text:span text:style-name="T14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7">
                <text:p text:style-name="P10"><text:span text:style-name="T15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8">
                <text:p text:style-name="P11"><text:span text:style-name="T16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8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 table:style-name="ce5">
                <text:p text:style-name="P8">1</text:p>
              </table:table-cell>
              <table:table-cell/>
              <table:table-cell table:style-name="ce6">
                <text:p text:style-name="P9"><text:span text:style-name="T14">x</text:span>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 table:style-name="ce5">
                <text:p text:style-name="P8">1</text:p>
              </table:table-cell>
              <table:table-cell/>
              <table:table-cell table:style-name="ce8">
                <text:p text:style-name="P11"><text:span text:style-name="T16">x</text:span></text:p>
              </table:table-cell>
              <table:table-cell table:style-name="ce7">
                <text:p text:style-name="P10"><text:span text:style-name="T15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4">
                <text:p text:style-name="P7"><text:span text:style-name="T12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9"><text:span text:style-name="T14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7">
                <text:p text:style-name="P10"><text:span text:style-name="T15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8">
                <text:p text:style-name="P11"><text:span text:style-name="T16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8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 table:style-name="ce5">
                <text:p text:style-name="P8">1</text:p>
              </table:table-cell>
              <table:table-cell/>
              <table:table-cell table:style-name="ce6">
                <text:p text:style-name="P9"><text:span text:style-name="T14">x</text:span>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 table:style-name="ce5">
                <text:p text:style-name="P8">1</text:p>
              </table:table-cell>
              <table:table-cell/>
              <table:table-cell table:style-name="ce8">
                <text:p text:style-name="P11"><text:span text:style-name="T16">x</text:span></text:p>
              </table:table-cell>
              <table:table-cell table:style-name="ce7">
                <text:p text:style-name="P10"><text:span text:style-name="T15">x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8" draw:text-style-name="P3" xml:id="id1" draw:id="id1" draw:layer="layout" svg:width="3.223cm" svg:height="1.611cm" svg:x="23.404cm" svg:y="7.649cm">
          <text:p/>
          <draw:enhanced-geometry svg:viewBox="0 0 21600 21600" draw:type="rectangle" draw:enhanced-path="M 0 0 L 21600 0 21600 21600 0 21600 0 0 Z N"/>
        </draw:custom-shape>
        <draw:frame draw:style-name="gr9" draw:text-style-name="P1" xml:id="id2" draw:id="id2" draw:layer="layout" svg:width="0.926cm" svg:height="0.962cm" svg:x="23.693cm" svg:y="10.8cm">
          <draw:text-box>
            <text:p>B</text:p>
          </draw:text-box>
        </draw:frame>
        <draw:connector draw:style-name="gr10" draw:text-style-name="P12" draw:layer="layout" svg:x1="23.404cm" svg:y1="8.454cm" svg:x2="23.693cm" svg:y2="11.281cm" draw:start-shape="id1" draw:start-glue-point="3" draw:end-shape="id2" draw:end-glue-point="3" svg:d="M23404 8454h-516v2827h805" svg:viewBox="0 0 806 2828">
          <text:p/>
        </draw:connecto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ortfolio" presentation:presentation-page-layout-name="AL2T3">
        <office:forms form:automatic-focus="false" form:apply-design-mode="false"/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8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 table:style-name="ce5">
                <text:p text:style-name="P8">1</text:p>
              </table:table-cell>
              <table:table-cell/>
              <table:table-cell table:style-name="ce6">
                <text:p text:style-name="P9"><text:span text:style-name="T14">x</text:span>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 table:style-name="ce5">
                <text:p text:style-name="P8">1</text:p>
              </table:table-cell>
              <table:table-cell/>
              <table:table-cell table:style-name="ce8">
                <text:p text:style-name="P11"><text:span text:style-name="T16">x</text:span></text:p>
              </table:table-cell>
              <table:table-cell table:style-name="ce7">
                <text:p text:style-name="P10"><text:span text:style-name="T15">x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4">
                <text:p text:style-name="P7"><text:span text:style-name="T12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9"><text:span text:style-name="T14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5">
                <text:p text:style-name="P8"><text:span text:style-name="T13">1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7">
                <text:p text:style-name="P10"><text:span text:style-name="T15">x</text:span></text:p>
              </table:table-cell>
            </table:table-row>
            <table:table-row table:style-name="ro8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8">
                <text:p text:style-name="P11"><text:span text:style-name="T16">x</text:span></text:p>
              </table:table-cell>
            </table:table-row>
          </table:table>
          <draw:image xlink:href="Pictures/TablePreview10.svm" xlink:type="simple" xlink:show="embed" xlink:actuate="onLoad"/>
        </draw:frame>
        <draw:g draw:style-name="gr11">
          <draw:line draw:style-name="gr12" draw:text-style-name="P12" draw:layer="layout" svg:x1="25.208cm" svg:y1="7.697cm" svg:x2="25.208cm" svg:y2="9.164cm">
            <text:p/>
          </draw:line>
          <draw:line draw:style-name="gr12" draw:text-style-name="P12" draw:layer="layout" svg:x1="25.208cm" svg:y1="7.697cm" svg:x2="27.589cm" svg:y2="7.673cm">
            <text:p/>
          </draw:line>
          <draw:line draw:style-name="gr12" draw:text-style-name="P12" draw:layer="layout" svg:x1="25.209cm" svg:y1="9.197cm" svg:x2="27.59cm" svg:y2="9.173cm">
            <text:p/>
          </draw:line>
        </draw:g>
        <draw:g draw:style-name="gr11" xml:id="id3" draw:id="id3">
          <draw:line draw:style-name="gr12" draw:text-style-name="P12" draw:layer="layout" svg:x1="19.874cm" svg:y1="9.161cm" svg:x2="19.874cm" svg:y2="7.694cm">
            <text:p/>
          </draw:line>
          <draw:line draw:style-name="gr12" draw:text-style-name="P12" draw:layer="layout" svg:x1="19.874cm" svg:y1="9.161cm" svg:x2="17.493cm" svg:y2="9.185cm">
            <text:p/>
          </draw:line>
          <draw:line draw:style-name="gr12" draw:text-style-name="P12" draw:layer="layout" svg:x1="19.873cm" svg:y1="7.661cm" svg:x2="17.492cm" svg:y2="7.685cm">
            <text:p/>
          </draw:line>
        </draw:g>
        <draw:frame draw:style-name="gr9" draw:text-style-name="P1" draw:layer="layout" svg:width="1.102cm" svg:height="0.962cm" svg:x="20.114cm" svg:y="11.781cm">
          <draw:text-box>
            <text:p>C’</text:p>
          </draw:text-box>
        </draw:frame>
        <draw:connector draw:style-name="gr13" draw:text-style-name="P12" draw:layer="layout" svg:x1="18.683cm" svg:y1="9.185cm" svg:x2="20.662cm" svg:y2="11.834cm" draw:start-shape="id3" draw:start-glue-point="2" svg:d="M18683 9185v1582h1979v1067" svg:viewBox="0 0 1980 2650">
          <text:p/>
        </draw:connector>
        <draw:frame draw:style-name="gr9" draw:text-style-name="P1" draw:layer="layout" svg:width="3.36cm" svg:height="0.962cm" svg:x="11.372cm" svg:y="14.215cm">
          <draw:text-box>
            <text:p>F = B + C’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14" draw:text-style-name="P1" draw:layer="layout" svg:width="13.035cm" svg:height="1.813cm" svg:x="6.937cm" svg:y="2.202cm">
          <draw:text-box>
            <text:p><text:span text:style-name="T6">F</text:span> = <text:span text:style-name="T7">Σ</text:span><text:span text:style-name="T8">m </text:span><text:span text:style-name="T9">(1,5,6,12,13,14) </text:span><text:span text:style-name="T17">+ d(2,4)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30M52S</meta:editing-duration>
    <meta:editing-cycles>151</meta:editing-cycles>
    <meta:generator>LibreOffice/24.8.7.2$Linux_X86_64 LibreOffice_project/480$Build-2</meta:generator>
    <dc:title>Portfolio</dc:title>
    <dc:date>2025-09-08T11:14:22.766259543</dc:date>
    <meta:document-statistic meta:object-count="142"/>
  </office:meta>
</office:document-meta>
</file>